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4,665,420,238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,402,969,225.9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3,816,022,046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,063,245,671.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,422,968,339.7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,597,532,029.7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,886,533,032.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,820,499,924.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4,438,778,424.3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,580,417,066.9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3,294,093,485.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,469,363,996.4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,291,353,835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3,178,126,491.9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,770,082,791.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2,197,612,701.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,432,228,125.3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,542,477,308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,738,100,853.1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,547,884,442.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,576,904,292.5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,716,699,913.2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1,602,760,10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3:17:57.958908686</dc:date>
    <meta:editing-duration>PT2H10M13S</meta:editing-duration>
    <meta:editing-cycles>56</meta:editing-cycles>
    <meta:generator>LibreOffice/7.2.6.2$Linux_X86_64 LibreOffice_project/20$Build-2</meta:generator>
    <meta:document-statistic meta:table-count="1" meta:cell-count="48" meta:object-count="0"/>
  </office:meta>
</office:document-meta>
</file>